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100002010000009A000001479A9F07D397023815.png" manifest:media-type="image/png"/>
  <manifest:file-entry manifest:full-path="Pictures/10000201000003840000025A15C883A59399419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4f4f4" draw:textarea-horizontal-align="justify" draw:textarea-vertical-align="middle" draw:auto-grow-height="false" fo:min-height="0.55cm" fo:min-width="2.5cm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4f4f4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618cm" svg:x="7.021cm" svg:y="5.27cm">
          <draw:image xlink:href="Pictures/10000201000003840000025A15C883A593994194.png" xlink:type="simple" xlink:show="embed" xlink:actuate="onLoad">
            <text:p/>
          </draw:image>
        </draw:frame>
        <draw:custom-shape draw:style-name="gr2" draw:text-style-name="P2" draw:layer="layout" svg:width="3cm" svg:height="0.8cm" svg:x="7cm" svg:y="9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72cm" svg:height="0.491cm" draw:transform="skewX (-0.00610865238198016) rotate (2.08113060007804) translate (15.672cm 13.6cm)">
          <draw:image xlink:href="Pictures/200000C60000138E0000083CE52552DECE13B6F4.wmf" xlink:type="simple" xlink:show="embed" xlink:actuate="onLoad">
            <text:p/>
          </draw:image>
        </draw:frame>
        <draw:path draw:style-name="gr3" draw:text-style-name="P1" draw:layer="layout" svg:width="10.911cm" svg:height="0.098cm" draw:transform="rotate (2.05582332592412) translate (15.9999999721024cm 15.1000000147025cm)" svg:viewBox="0 0 10912 99" svg:d="M0 0c8365 0 10912 99 10912 99">
          <text:p/>
        </draw:path>
        <draw:frame draw:style-name="gr4" draw:text-style-name="P4" draw:layer="layout" svg:width="4.1cm" svg:height="1.119cm" svg:x="7.224cm" svg:y="9.979cm">
          <draw:text-box>
            <text:p text:style-name="P3"><text:span text:style-name="T1">Marktplatz</text:span></text:p>
          </draw:text-box>
        </draw:frame>
        <draw:frame draw:style-name="gr1" draw:text-style-name="P1" draw:layer="layout" svg:width="1.172cm" svg:height="0.49cm" draw:transform="skewX (-0.00610865238198013) rotate (-1.08978358494526) translate (14.065cm 13.08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4.624cm 14.19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6.273cm 14.6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6.79cm 15.69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5.072cm 12.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4.473cm 11.46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1) rotate (2.00957210074627) translate (13.826cm 10.40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2039314210864) translate (13.334cm 9.30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06) rotate (2.00730317271868) translate (12.774cm 8.183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1cm" draw:transform="skewX (-0.00610865238198016) rotate (2.08113060007804) translate (12.303cm 7.116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3.458cm 1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2.858cm 10.9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2.304cm 9.814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1.733cm 8.73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1.217cm 7.688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0.679cm 6.58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1.172cm" svg:height="0.49cm" draw:transform="skewX (-0.00610865238198013) rotate (-1.08978358494526) translate (10.133cm 5.532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66cm" svg:height="1.4cm" svg:x="12.2cm" svg:y="12cm">
          <draw:image xlink:href="Pictures/1000500100000BD10000192181E180F9B6E0BFEC.svg" xlink:type="simple" xlink:show="embed" xlink:actuate="onLoad">
            <text:p/>
          </draw:image>
          <draw:image xlink:href="Pictures/100002010000009A000001479A9F07D39702381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07:41:18.084670193</meta:creation-date>
    <dc:date>2019-10-31T07:05:08.555191528</dc:date>
    <meta:editing-duration>PT10H11M47S</meta:editing-duration>
    <meta:editing-cycles>7</meta:editing-cycles>
    <meta:generator>LibreOffice/5.4.5.1$MacOSX_X86_64 LibreOffice_project/79c9829dd5d8054ec39a82dc51cd9eff340dbee8</meta:generator>
    <meta:document-statistic meta:object-count="23"/>
  </office:meta>
</office:document-meta>
</file>